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6.3229in" style:rel-column-width="59819*"/>
    </style:style>
    <style:style style:name="Table10.B" style:family="table-column">
      <style:table-column-properties style:column-width="0.6042in" style:rel-column-width="5716*"/>
    </style:style>
    <style:style style:name="Table10.1" style:family="table-row">
      <style:table-row-properties style:min-row-height="0.25in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6.927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9556in"/>
    </style:style>
    <style:style style:name="Table3.A1" style:family="table-cell">
      <style:table-cell-properties fo:padding="0.0382in" fo:border="none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6.4792in" style:rel-column-width="61297*"/>
    </style:style>
    <style:style style:name="Table14.B" style:family="table-column">
      <style:table-column-properties style:column-width="0.4479in" style:rel-column-width="4238*"/>
    </style:style>
    <style:style style:name="Table14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0.4042in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1" style:family="table-row">
      <style:table-row-properties style:min-row-height="1.8021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2.8556in" fo:margin-left="0.2833in" fo:margin-right="0.2479in" table:align="margins"/>
    </style:style>
    <style:style style:name="Table9.A" style:family="table-column">
      <style:table-column-properties style:column-width="0.2201in" style:rel-column-width="5052*"/>
    </style:style>
    <style:style style:name="Table9.B" style:family="table-column">
      <style:table-column-properties style:column-width="2.6354in" style:rel-column-width="60483*"/>
    </style:style>
    <style:style style:name="Table9.A1" style:family="table-cell" style:data-style-name="N0">
      <style:table-cell-properties fo:padding="0.0382in" fo:border="none"/>
    </style:style>
    <style:style style:name="Table9.B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 style:parent-style-name="Table_20_Contents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17" style:family="paragraph" style:parent-style-name="Table_20_Contents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">{Kejaksaan}</text:p>
          </table:table-cell>
          <table:table-cell table:style-name="Table10.B1" office:value-type="string">
            <text:p text:style-name="P8">BA-16</text:p>
          </table:table-cell>
        </table:table-row>
      </table:table>
      <text:p text:style-name="P13">“UNTUK KEADILAN”</text:p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BERITA ACARA PENGGELEDAHAN/PENYITAAN*</text:p>
          </table:table-cell>
        </table:table-row>
      </table:table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 text:c="11"/><text:span text:style-name="T1">Pada hari ini {hari} <text:s text:c="5"/>tanggal {tgl_pembuatan} tahun {tahun} bertempat di {tempat} saya/kami *):</text:span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[!-- BEGIN jaksaPelaksana --]</text:p>
            <text:p text:style-name="P6">{urutan}. <text:s/>Nama <text:s text:c="4"/>: {nama_pegawai}</text:p>
            <text:p text:style-name="P6"><text:s text:c="5"/>Pangkat/NIP : {pangkat_pegawai}/{nip_pegawai}</text:p>
            <text:p text:style-name="P6"><text:s text:c="5"/>Jabatan <text:s text:c="3"/>: {jabatan_pegawai}</text:p>
            <text:p text:style-name="P16">[!-- END jaksaPelaksana --]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>Berdasarkan Surat Perintah Kepala Kejaksaan {Kejaksaan} Nomor {nomor} tanggal {tanggal} dalam perkara a.n tersangka/terdakwa {terdakwa} Nomor {nomor_terdakwa} tanggal {tanggal_terdakwa} dan Surat Penetapan Ketua Pengadilan Negeri {Kejaksaan} Nomor {nomor_kejari} tanggal {tanggal_kejari} *) dengan {dengan} dihadiri 2(dua) orang saksi masing-masing :</text:p>
          </table:table-cell>
        </table:table-row>
      </table:table>
      <text:p text:style-name="P15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7">1 . Nama : {nama_saksi}</text:p>
            <text:p text:style-name="P16"><text:s text:c="3"/>Umur : {umur_saksi}</text:p>
            <text:p text:style-name="P16"><text:s text:c="3"/>Pekerjaan : {pekerjaan_saksi}</text:p>
            <text:p text:style-name="P16"/>
            <text:p text:style-name="P17">2 . Nama : {nama_saksi2}</text:p>
            <text:p text:style-name="P16"><text:s text:c="3"/>Umur : {umur_saksi2} </text:p>
            <text:p text:style-name="P16"><text:s text:c="3"/>Pekerjaan : {pekerjaan_saksi2}</text:p>
            <text:p text:style-name="P16"/>
            <text:p text:style-name="P16">telah :</text:p>
            <text:p text:style-name="P16">1. Melakukan penggeledahan terhadap : {penggeledahan}</text:p>
            <text:p text:style-name="P16">2. Melakukan penyitaan terhadap barang yaitu : {penyitaan}</text:p>
            <text:p text:style-name="P16"/>
          </table:table-cell>
          <table:table-cell table:style-name="Table14.A1" office:value-type="string">
            <text:p text:style-name="Table_20_Contents"/>
          </table:table-cell>
        </table:table-row>
      </table:table>
      <text:p text:style-name="Standard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<text:s text:c="13"/>Demikian Berita Acara Penggeledahan/Penyitaan *) ini dibuat dengan sebenarnya atas kekuatan sumpah jabatan, ditutup dan ditanda tangani pada hari dan tanggal tersebut diatas.</text:p>
          </table:table-cell>
        </table:table-row>
        <table:table-row>
          <table:table-cell table:style-name="Table12.A1" office:value-type="string">
            <text:p text:style-name="P9"/>
          </table:table-cell>
        </table:table-row>
      </table:table>
      <text:p text:style-name="P9">Pemilik tempat yang digeledah/disita : Saksi-saksi :</text:p>
      <text:p text:style-name="P9">Yang menguasai tempat/barang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/>
          </table:table-cell>
        </table:table-row>
      </table:table>
      <text:p text:style-name="Standard"><text:s text:c="30"/><text:tab/></text:p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1"><text:s/>Yang melakukan</text:p>
            <text:p text:style-name="P1">Penggeledahan/Penyitaan,</text:p>
            <text:p text:style-name="P1"/>
            <text:p text:style-name="P1"/>
            <text:p text:style-name="P1"/>
            <text:p text:style-name="P5"/>
            <text:p text:style-name="P5"/>
            <text:p text:style-name="P2"/>
            <text:p text:style-name="P1">{nama}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>
                  <text:p text:style-name="P3"/>
                </table:table-cell>
                <table:table-cell table:style-name="Table9.B1" office:value-type="string">
                  <text:p text:style-name="P4">{pangkat}/{nip}</text:p>
                </table:table-cell>
              </table:table-row>
            </table:table>
            <text:p text:style-name="P1"><text:s/></text:p>
            <text:p text:style-name="P1"/>
            <text:p text:style-name="P1"/>
          </table:table-cell>
        </table:table-row>
      </table:table>
      <text:p text:style-name="P11"/>
      <text:p text:style-name="Standard"/>
      <text:p text:style-name="Standard"><text:tab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09:03:15.01</meta:creation-date>
    <dc:date>2015-11-30T01:44:17.46</dc:date>
    <meta:editing-duration>PT23H21M48S</meta:editing-duration>
    <meta:editing-cycles>86</meta:editing-cycles>
    <meta:generator>OpenOffice/4.1.1$Win32 OpenOffice.org_project/411m6$Build-9775</meta:generator>
    <dc:creator>nana sulistyo</dc:creator>
    <meta:document-statistic meta:table-count="10" meta:image-count="0" meta:object-count="0" meta:page-count="1" meta:paragraph-count="31" meta:word-count="156" meta:character-count="1343"/>
  </office:meta>
</office:document-meta>
</file>